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2.048cm" fo:min-width="1.798cm" loext:decorative="fals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2.048cm" fo:min-width="1.798cm" loext:decorative="false"/>
    </style:style>
    <style:style style:name="gr3" style:family="graphic" style:parent-style-name="standard">
      <style:graphic-properties draw:fill-color="#1e6a39" draw:textarea-horizontal-align="justify" draw:textarea-vertical-align="middle" draw:auto-grow-height="false" fo:min-height="5.25cm" fo:min-width="4.5cm" loext:decorative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cm" fo:min-width="1.75cm" loext:decorative="false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1.765cm" fo:min-width="0.765cm" loext:decorative="false"/>
    </style:style>
    <style:style style:name="gr6" style:family="graphic" style:parent-style-name="standard">
      <style:graphic-properties draw:fill-color="#0075d2" draw:textarea-horizontal-align="justify" draw:textarea-vertical-align="middle" draw:auto-grow-height="false" fo:min-height="4cm" fo:min-width="4cm" loext:decorative="false"/>
    </style:style>
    <style:style style:name="gr7" style:family="graphic" style:parent-style-name="standard">
      <style:graphic-properties draw:fill-color="#111111" draw:textarea-horizontal-align="justify" draw:textarea-vertical-align="middle" draw:auto-grow-height="false" fo:min-height="1.75cm" fo:min-width="3.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svg:stroke-width="0.159cm" svg:stroke-color="#ffffff" draw:marker-start-width="0.438cm" draw:marker-end-width="0.438cm" draw:textarea-vertical-align="middle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104cm" fo:min-width="0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0.876cm" fo:min-width="0.625cm" loext:decorative="false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282cm" fo:min-width="0.032cm" loext:decorative="fals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1.015cm" fo:min-width="0.765cm" loext:decorative="false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125cm" fo:min-width="0.501cm" loext:decorative="false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2.515cm" fo:min-width="0.765cm" loext:decorative="false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 fo:min-height="0.173cm" fo:min-width="0cm" loext:decorative="fals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1e6a39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75d2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 draw:fill-color="#ffffff"/>
      <style:text-properties fo:color="#ffffff" loext:opacity="100%" fo:font-size="40pt" style:font-size-asian="40pt" style:font-size-complex="4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color="#ffffff" loext:opacity="100%" fo:font-size="26pt" style:font-size-asian="26pt" style:font-size-complex="26pt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 fo:font-size="40pt" style:font-size-asian="40pt" style:font-size-complex="40pt"/>
    </style:style>
    <style:style style:name="T2" style:family="text">
      <style:text-properties fo:color="#ffffff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3.25cm" svg:x="8.25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cm" svg:height="3.25cm" svg:x="8.05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cm" svg:height="5.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0.164cm" svg:x="5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0.164cm" svg:x="5.5cm" svg:y="7.2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0.164cm" svg:x="5.5cm" svg:y="7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0.164cm" svg:x="5.5cm" svg:y="7.7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0.164cm" svg:x="5.5cm" svg:y="8.0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0.164cm" svg:x="5.5cm" svg:y="8.3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0.164cm" svg:x="5.5cm" svg:y="8.5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0.164cm" svg:x="5.5cm" svg:y="8.8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2.25cm" svg:x="5.8cm" svg:y="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209.060626249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4.5cm" svg:height="4.25cm" svg:x="2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2cm" svg:x="2.25cm" svg:y="8.2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852cm" svg:height="1.826cm" svg:x="2.3cm" svg:y="7.8cm">
          <draw:text-box>
            <text:p><text:span text:style-name="T1">440</text:span></text:p>
          </draw:text-box>
        </draw:frame>
        <draw:frame draw:style-name="gr8" draw:text-style-name="P10" draw:layer="layout" svg:width="1.624cm" svg:height="1.276cm" svg:x="4.7cm" svg:y="8.2cm">
          <draw:text-box>
            <text:p text:style-name="P9"><text:span text:style-name="T2">Hz</text:span></text:p>
          </draw:text-box>
        </draw:frame>
        <draw:polygon draw:style-name="gr9" draw:text-style-name="P11" draw:layer="layout" svg:width="3.499cm" svg:height="0cm" svg:x="2.5cm" svg:y="10.05cm" svg:viewBox="0 0 3500 0" draw:points="0,0 3500,0">
          <text:p/>
        </draw:polygon>
        <draw:polygon draw:style-name="gr9" draw:text-style-name="P11" draw:layer="layout" svg:width="0cm" svg:height="0.213cm" svg:x="2.75cm" svg:y="9.814cm" svg:viewBox="0 0 0 214" draw:points="0,214 0,0">
          <text:p/>
        </draw:polygon>
        <draw:polygon draw:style-name="gr9" draw:text-style-name="P11" draw:layer="layout" svg:width="0cm" svg:height="0.213cm" svg:x="3.25cm" svg:y="9.814cm" svg:viewBox="0 0 0 214" draw:points="0,214 0,0">
          <text:p/>
        </draw:polygon>
        <draw:polygon draw:style-name="gr9" draw:text-style-name="P11" draw:layer="layout" svg:width="0cm" svg:height="0.342cm" svg:x="3.4cm" svg:y="9.707cm" svg:viewBox="0 0 0 343" draw:points="0,343 0,0">
          <text:p/>
        </draw:polygon>
        <draw:polygon draw:style-name="gr9" draw:text-style-name="P11" draw:layer="layout" svg:width="0cm" svg:height="0.342cm" svg:x="3.6cm" svg:y="9.707cm" svg:viewBox="0 0 0 343" draw:points="0,343 0,0">
          <text:p/>
        </draw:polygon>
        <draw:polygon draw:style-name="gr9" draw:text-style-name="P11" draw:layer="layout" svg:width="0cm" svg:height="0.342cm" svg:x="4.3cm" svg:y="9.707cm" svg:viewBox="0 0 0 343" draw:points="0,343 0,0">
          <text:p/>
        </draw:polygon>
        <draw:polygon draw:style-name="gr9" draw:text-style-name="P11" draw:layer="layout" svg:width="0cm" svg:height="0.342cm" svg:x="4.5cm" svg:y="9.707cm" svg:viewBox="0 0 0 343" draw:points="0,343 0,0">
          <text:p/>
        </draw:polygon>
        <draw:polygon draw:style-name="gr9" draw:text-style-name="P11" draw:layer="layout" svg:width="0cm" svg:height="0.649cm" svg:x="4.75cm" svg:y="9.35cm" svg:viewBox="0 0 0 650" draw:points="0,650 0,0">
          <text:p/>
        </draw:polygon>
        <draw:polygon draw:style-name="gr9" draw:text-style-name="P11" draw:layer="layout" svg:width="0cm" svg:height="0.428cm" svg:x="5cm" svg:y="9.6cm" svg:viewBox="0 0 0 429" draw:points="0,429 0,0">
          <text:p/>
        </draw:polygon>
        <draw:polygon draw:style-name="gr9" draw:text-style-name="P11" draw:layer="layout" svg:width="0cm" svg:height="0.899cm" svg:x="5.25cm" svg:y="9.1cm" svg:viewBox="0 0 0 900" draw:points="0,900 0,0">
          <text:p/>
        </draw:polygon>
        <draw:polygon draw:style-name="gr9" draw:text-style-name="P11" draw:layer="layout" svg:width="0cm" svg:height="0.342cm" svg:x="5.3cm" svg:y="9.707cm" svg:viewBox="0 0 0 343" draw:points="0,343 0,0">
          <text:p/>
        </draw:polygon>
        <draw:polygon draw:style-name="gr9" draw:text-style-name="P11" draw:layer="layout" svg:width="0cm" svg:height="0.128cm" svg:x="5.5cm" svg:y="9.921cm" svg:viewBox="0 0 0 129" draw:points="0,129 0,0">
          <text:p/>
        </draw:polygon>
        <draw:polygon draw:style-name="gr9" draw:text-style-name="P11" draw:layer="layout" svg:width="0cm" svg:height="0.106cm" svg:x="5.75cm" svg:y="9.921cm" svg:viewBox="0 0 0 107" draw:points="0,107 0,0">
          <text:p/>
        </draw:polygon>
        <draw:polygon draw:style-name="gr9" draw:text-style-name="P11" draw:layer="layout" svg:width="0cm" svg:height="0.106cm" svg:x="5.9cm" svg:y="9.921cm" svg:viewBox="0 0 0 107" draw:points="0,107 0,0">
          <text:p/>
        </draw:polygon>
        <draw:custom-shape draw:style-name="gr10" draw:text-style-name="P11" draw:layer="layout" svg:width="0.5cm" svg:height="0.5cm" svg:x="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5cm" svg:x="5.9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5cm" svg:x="2.0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5cm" svg:x="5.902cm" svg:y="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5cm" svg:height="0.5cm" svg:x="3.05cm" svg:y="7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cm" svg:height="0.5cm" svg:x="3.65cm" svg:y="7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cm" svg:height="0.5cm" svg:x="4.25cm" svg:y="7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cm" svg:height="0.5cm" svg:x="4.85cm" svg:y="7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4.45cm" svg:y="4.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396.1359093937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5" draw:layer="layout" svg:width="0.75cm" svg:height="0.75cm" svg:x="4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5cm" svg:x="8.251cm" svg:y="4.7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396.1359093937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5" draw:layer="layout" svg:width="0.75cm" svg:height="0.75cm" svg:x="8.551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cm" svg:height="1.5cm" draw:transform="rotate (2.32495309658165) translate (6.657cm 6.5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5" draw:layer="layout" svg:width="0.75cm" svg:height="0.75cm" svg:x="6.151cm" svg:y="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5cm" svg:height="3cm" svg:x="8.25cm" svg:y="7.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396.1359093937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5" draw:layer="layout" svg:width="0.5cm" svg:height="0.5cm" svg:x="9.5cm" svg:y="7.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396.1359093937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09:45:25.867389473</meta:creation-date>
    <dc:date>2024-07-25T21:25:07.872426728</dc:date>
    <meta:editing-duration>PT1M55S</meta:editing-duration>
    <meta:editing-cycles>1</meta:editing-cycles>
    <meta:document-statistic meta:object-count="46"/>
    <meta:generator>LibreOffice/24.2.1.2$Linux_X86_64 LibreOffice_project/420$Build-2</meta:generator>
  </office:meta>
</office:document-meta>
</file>